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text-properties fo:language="en" fo:country="US"/>
    </style:style>
    <style:style style:name="P4" style:family="paragraph" style:parent-style-name="Text_20_body" style:list-style-name="L2">
      <style:paragraph-properties fo:margin-top="0in" fo:margin-bottom="0in" style:contextual-spacing="false"/>
      <style:text-properties fo:language="en" fo:country="US"/>
    </style:style>
    <style:style style:name="P5" style:family="paragraph" style:parent-style-name="Text_20_body" style:list-style-name="L2">
      <style:text-properties fo:language="en" fo:country="US"/>
    </style:style>
    <style:style style:name="P6" style:family="paragraph" style:parent-style-name="Text_20_body" style:list-style-name="L3">
      <style:paragraph-properties fo:margin-top="0in" fo:margin-bottom="0in" style:contextual-spacing="false"/>
      <style:text-properties fo:language="en" fo:country="US"/>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5"/>
    <style:style style:name="T1" style:family="text">
      <style:text-properties fo:language="en" fo:country="US"/>
    </style:style>
    <style:style style:name="T2" style:family="text">
      <style:text-properties fo:language="en" fo:country="US" officeooo:rsid="000b705c"/>
    </style:style>
    <style:style style:name="T3" style:family="text">
      <style:text-properties officeooo:rsid="000b705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itle: "Building HPC-Compliant Snakemake Data Analysis Workflows"</text:span></text:span></text:p>
      <text:p text:style-name="Text_20_body"><text:span text:style-name="Strong_20_Emphasis"><text:span text:style-name="T1">Summary:</text:span></text:span></text:p>
      <text:p text:style-name="P3">This tutorial equips participants with the essential skills to design and implement High-Performance Computing (HPC) compliant data analysis workflows using Snakemake. Through hands-on exercises and practical demonstrations, attendees will learn how to harness the power of this workflow manager to utilize HPC resources effectively and ensure reproducibility in their data analysis workflows. The Snakemake workflow system is widely used in bioinformatics, experimental physics and other data analysis fields.</text:p>
      <text:p text:style-name="Text_20_body"><text:span text:style-name="Strong_20_Emphasis"><text:span text:style-name="T1">Agenda:</text:span></text:span></text:p>
      <text:list xml:id="list1854038650" text:style-name="L1">
        <text:list-item>
          <text:p text:style-name="P2"><text:span text:style-name="Strong_20_Emphasis"><text:span text:style-name="T1">Introduction to Snakemake and HPC:</text:span></text:span><text:span text:style-name="T1"> Overview of Snakemake workflow management system and the importance of HPC compliance in data analysis workflows.</text:span></text:p>
        </text:list-item>
        <text:list-item>
          <text:p text:style-name="P2"><text:span text:style-name="Strong_20_Emphasis"><text:span text:style-name="T1">Setting Up HPC Environment:</text:span></text:span><text:span text:style-name="T1"> Guidance on configuring Snakemake for HPC environments, including considerations for batch systems and job scheduling.</text:span></text:p>
        </text:list-item>
        <text:list-item>
          <text:p text:style-name="P2"><text:span text:style-name="Strong_20_Emphasis"><text:span text:style-name="T1">Workflow Design and Implementation:</text:span></text:span><text:span text:style-name="T1"> Step-by-step instructions for designing and implementing HPC-compliant workflows using Snakemake, including best practices for parallelization and resource management.</text:span></text:p>
        </text:list-item>
        <text:list-item>
          <text:p text:style-name="P2"><text:span text:style-name="Strong_20_Emphasis"><text:span text:style-name="T1">Optimizing Performance:</text:span></text:span><text:span text:style-name="T1"> Techniques for optimizing workflow performance on HPC clusters, including resource allocation </text:span><text:span text:style-name="T2">and avoiding I/O contention</text:span><text:span text:style-name="T1">.</text:span></text:p>
        </text:list-item>
        <text:list-item>
          <text:p text:style-name="P2"><text:span text:style-name="Strong_20_Emphasis"><text:span text:style-name="T1">Ensuring Reproducibility:</text:span></text:span><text:span text:style-name="T1"> Strategies for ensuring reproducibility and scalability in data analysis workflows.</text:span></text:p>
        </text:list-item>
        <text:list-item>
          <text:p text:style-name="P2"><text:span text:style-name="Strong_20_Emphasis"><text:span text:style-name="T1">Case Studies and Practical Examples:</text:span></text:span><text:span text:style-name="T1"> Real-world case stud</text:span><text:span text:style-name="T2">y</text:span><text:span text:style-name="T1"> and </text:span>practical examples demonstrating the application of HPC-compliant Snakemake workflows in various data analysis scenarios.</text:p>
        </text:list-item>
        <text:list-item>
          <text:p text:style-name="P1"><text:span text:style-name="Strong_20_Emphasis"><text:span text:style-name="T1">Q&amp;A and Troubleshooting:</text:span></text:span><text:span text:style-name="T1"> Opportunity for participants to ask questions, seek clarification, and troubleshoot challenges encountered during the tutorial.</text:span></text:p>
        </text:list-item>
      </text:list>
      <text:p text:style-name="Text_20_body"><text:span text:style-name="Strong_20_Emphasis"><text:span text:style-name="T1">Learning Outcomes:</text:span></text:span></text:p>
      <text:p text:style-name="P3">By the end of this tutorial, participants will:</text:p>
      <text:list text:style-name="L2">
        <text:list-item>
          <text:p text:style-name="P4">Understand the principles of HPC compliance in data analysis workflows.</text:p>
        </text:list-item>
        <text:list-item>
          <text:p text:style-name="P4">Be proficient in configuring Snakemake for HPC environments and leveraging HPC resources effectively.</text:p>
        </text:list-item>
        <text:list-item>
          <text:p text:style-name="P4">Be able to design, implement, and optimize HPC-compliant data analysis workflows using Snakemake.</text:p>
        </text:list-item>
        <text:list-item>
          <text:p text:style-name="P4">Possess the skills to optimize workflow performance, ensure reproducibility, and troubleshoot common challenges in HPC environments.</text:p>
        </text:list-item>
        <text:list-item>
          <text:p text:style-name="P5">Gain insights from real-world case studies and practical examples to apply HPC-compliant Snakemake workflows in their own research projects effectively.</text:p>
        </text:list-item>
      </text:list>
      <text:p text:style-name="P3"><text:span text:style-name="Strong_20_Emphasis">Prerequisites:</text:span></text:p>
      <text:list text:style-name="L3">
        <text:list-item>
          <text:p text:style-name="P8"><text:span text:style-name="T3">Ability</text:span> in navigating the shell (bash) for basic file manipulation and command execution.</text:p>
        </text:list-item>
        <text:list-item>
          <text:p text:style-name="P8">Ability to log in to remote servers via SSH (Secure Shell) for remote access </text:p>
        </text:list-item>
        <text:list-item>
          <text:p text:style-name="P6">Familiarity with fundamental concepts of HPC, including job scheduling, parallel computing, and resource allocation, <text:span text:style-name="T4">is beneficial</text:span><text:span text:style-name="T5">.</text:span></text:p>
        </text:list-item>
      </text:list>
      <text:list text:style-name="L5">
        <text:list-item>
          <text:p text:style-name="P9"><text:soft-page-break/>Basic knowledge of Python scripting language <text:span text:style-name="T4">is beneficial</text:span>, including variables, data structures, control flow statements, and function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19:09:24.185380550</meta:creation-date>
    <dc:date>2024-01-31T19:20:11.670553437</dc:date>
    <meta:editing-duration>PT10M48S</meta:editing-duration>
    <meta:editing-cycles>1</meta:editing-cycles>
    <meta:document-statistic meta:table-count="0" meta:image-count="0" meta:object-count="0" meta:page-count="2" meta:paragraph-count="23" meta:word-count="368" meta:character-count="2772" meta:non-whitespace-character-count="2442"/>
    <meta:generator>LibreOffice/7.4.7.2$Linux_X86_64 LibreOffice_project/40$Build-2</meta:generator>
  </office:meta>
</office:document-meta>
</file>